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1-07" calcext:value-type="date">
            <text:p>07/11/2025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12-05" calcext:value-type="date">
            <text:p>05/12/2025</text:p>
          </table:table-cell>
          <table:table-cell table:style-name="ce39" table:formula="of:=[.C6]-[.F6]" office:value-type="float" office:value="-10" calcext:value-type="float">
            <text:p>(1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46"/>
          <table:table-cell table:style-name="ce39" table:formula="of:=[.C7]-[.F7]" office:value-type="float" office:value="190" calcext:value-type="float">
            <text:p>1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7])" office:value-type="float" office:value="180" calcext:value-type="float">
            <text:p>180,00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0:27.360689510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0:27.3621966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5:03</meta:creation-date>
    <dc:date>2026-01-05T16:05:53.052531905</dc:date>
    <meta:print-date>2020-01-06T16:40:18.085000000</meta:print-date>
    <dc:language>pt-PT</dc:language>
    <meta:editing-cycles>401</meta:editing-cycles>
    <meta:editing-duration>P1DT5H29M25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